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50000029E9D2453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gradient" draw:fill-color="#000000" draw:fill-gradient-name="Gradient_20_1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b3b3b3" draw:marker-start-width="0.275cm" draw:marker-end-width="0.275cm" draw:fill="gradient" draw:fill-color="#00ffff" draw:fill-gradient-name="Gradient_20_7" draw:opacity-name="" draw:textarea-horizontal-align="justify" draw:textarea-vertical-align="middle" draw:auto-grow-height="false" fo:padding-top="0.15cm" fo:padding-bottom="0.15cm" fo:padding-left="0.275cm" fo:padding-right="0.275cm" draw:shadow="hidden" draw:shadow-color="#c0c0c0" draw:shadow-opacity="65%"/>
    </style:style>
    <style:style style:name="gr3" style:family="graphic" style:parent-style-name="standard">
      <style:graphic-properties draw:stroke="none" svg:stroke-width="0.05cm" svg:stroke-color="#c0c0c0" draw:marker-start-width="0.275cm" draw:marker-end-width="0.275cm" draw:fill="gradient" draw:fill-color="#000000" draw:fill-gradient-name="Gradient_20_1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b515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dcff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aecf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solid" draw:fill-color="#ff950e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draw:fill="solid" draw:fill-color="#ff950e" draw:textarea-horizontal-align="center" draw:textarea-vertical-align="middle" draw:shadow="hidden"/>
    </style:style>
    <style:style style:name="gr12" style:family="graphic" style:parent-style-name="standard">
      <style:graphic-properties draw:stroke="none" draw:fill="solid" draw:fill-color="#aecf00" draw:textarea-horizontal-align="center" draw:textarea-vertical-align="middle" draw:shadow="hidden"/>
    </style:style>
    <style:style style:name="gr13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14" style:family="graphic" style:parent-style-name="standard">
      <style:graphic-properties draw:stroke="none" draw:fill="solid" draw:fill-color="#2300dc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solid" draw:fill-color="#2300dc" draw:textarea-horizontal-align="center" draw:textarea-vertical-align="middle" draw:shadow="hidden"/>
    </style:style>
    <style:style style:name="gr16" style:family="graphic" style:parent-style-name="standard">
      <style:graphic-properties draw:stroke="none" draw:fill="solid" draw:fill-color="#660066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draw:fill="solid" draw:fill-color="#ff808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="solid" draw:fill-color="#ff8080" draw:textarea-horizontal-align="center" draw:textarea-vertical-align="middle" draw:shadow="hidden"/>
    </style:style>
    <style:style style:name="gr19" style:family="graphic" style:parent-style-name="standard">
      <style:graphic-properties draw:stroke="none" draw:fill="solid" draw:fill-color="#660066" draw:textarea-horizontal-align="center" draw:textarea-vertical-align="middle" draw:shadow="hidden"/>
    </style:style>
    <style:style style:name="gr20" style:family="graphic" style:parent-style-name="standard">
      <style:graphic-properties draw:stroke="none" draw:fill="solid" draw:fill-color="#ff00ff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draw:fill="solid" draw:fill-color="#5e11a6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draw:fill="solid" draw:fill-color="#5e11a6" draw:textarea-horizontal-align="center" draw:textarea-vertical-align="middle" draw:shadow="hidden"/>
    </style:style>
    <style:style style:name="gr23" style:family="graphic" style:parent-style-name="standard">
      <style:graphic-properties draw:stroke="none" draw:fill="solid" draw:fill-color="#ff00ff" draw:textarea-horizontal-align="center" draw:textarea-vertical-align="middle" draw:shadow="hidden"/>
    </style:style>
    <style:style style:name="gr24" style:family="graphic" style:parent-style-name="standard">
      <style:graphic-properties draw:stroke="none" draw:fill="solid" draw:fill-color="#c5000b" draw:textarea-horizontal-align="justify" draw:textarea-vertical-align="middle" draw:auto-grow-height="false" draw:shadow="hidden"/>
    </style:style>
    <style:style style:name="gr25" style:family="graphic" style:parent-style-name="standard">
      <style:graphic-properties draw:stroke="none" draw:fill="solid" draw:fill-color="#c5000b" draw:textarea-horizontal-align="center" draw:textarea-vertical-align="middle" draw:shadow="hidden"/>
    </style:style>
    <style:style style:name="gr26" style:family="graphic" style:parent-style-name="standard">
      <style:graphic-properties draw:stroke="none" draw:fill="solid" draw:fill-color="#00ae00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stroke="none" draw:fill="solid" draw:fill-color="#00ae00" draw:textarea-horizontal-align="center" draw:textarea-vertical-align="middle" draw:shadow="hidden"/>
    </style:style>
    <style:style style:name="gr28" style:family="graphic" style:parent-style-name="standard">
      <style:graphic-properties draw:stroke="none" draw:fill="solid" draw:fill-color="#00b8ff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stroke="none" draw:fill="solid" draw:fill-color="#00dcff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stroke="none" draw:fill="solid" draw:fill-color="#00dcff" draw:textarea-horizontal-align="center" draw:textarea-vertical-align="middle" draw:shadow="hidden"/>
    </style:style>
    <style:style style:name="gr31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.05cm" svg:stroke-color="#808080" draw:marker-start="" draw:marker-start-width="0.375cm" draw:marker-start-center="false" draw:marker-end="" draw:marker-end-width="0.375cm" draw:marker-end-center="false" svg:stroke-opacity="100%" draw:stroke-linejoin="round" draw:fill="bitmap" draw:fill-color="#000000" draw:secondary-fill-color="#99ccff" draw:fill-gradient-name="Gradient_20_1" draw:gradient-step-count="0" draw:fill-hatch-name="Hatch_20_1" draw:fill-hatch-solid="false" draw:fill-image-name="markov" draw:opacity="100%" draw:opacity-name="" draw:fill-image-width="2cm" draw:fill-image-height="3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>
      <style:graphic-properties draw:stroke="none" draw:fill="solid" draw:fill-color="#808080" draw:textarea-horizontal-align="justify" draw:textarea-vertical-align="middle" draw:auto-grow-height="false" draw:shadow="hidden"/>
    </style:style>
    <style:style style:name="gr40" style:family="graphic" style:parent-style-name="standard">
      <style:graphic-properties draw:stroke="none" draw:fill="solid" draw:fill-color="#ff6309" draw:textarea-horizontal-align="justify" draw:textarea-vertical-align="middle" draw:auto-grow-height="false" draw:shadow="hidden"/>
    </style:style>
    <style:style style:name="gr41" style:family="graphic" style:parent-style-name="standard">
      <style:graphic-properties draw:stroke="none" draw:fill="solid" draw:fill-color="#ff6309" draw:textarea-horizontal-align="center" draw:textarea-vertical-align="middle" draw:shadow="hidden"/>
    </style:style>
    <style:style style:name="gr42" style:family="graphic" style:parent-style-name="standard">
      <style:graphic-properties draw:stroke="none" draw:fill="solid" draw:fill-color="#808080" draw:textarea-horizontal-align="center" draw:textarea-vertical-align="middle" draw:shadow="hidden"/>
    </style:style>
    <style:style style:name="gr43" style:family="graphic" style:parent-style-name="standard">
      <style:graphic-properties draw:stroke="none" draw:fill="gradient" draw:fill-color="#99ccff" draw:fill-gradient-name="Radial_20_red_2f_yellow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gradient" draw:fill-color="#ffff66" draw:fill-gradient-name="Radial_20_red_2f_yellow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="gradient" draw:fill-color="#ffff66" draw:fill-gradient-name="Radial_20_red_2f_yellow" draw:textarea-horizontal-align="center" draw:textarea-vertical-align="middle"/>
    </style:style>
    <style:style style:name="gr46" style:family="graphic" style:parent-style-name="standard">
      <style:graphic-properties draw:stroke="none" draw:fill="gradient" draw:fill-color="#99ccff" draw:fill-gradient-name="Radial_20_red_2f_yellow" draw:textarea-horizontal-align="center" draw:textarea-vertical-align="middle"/>
    </style:style>
    <style:style style:name="gr4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8" style:family="graphic" style:parent-style-name="standard">
      <style:graphic-properties draw:stroke="none" draw:fill="solid" draw:fill-color="#000000" draw:fill-gradient-name="Gradient_20_1" draw:opacity="20%" draw:textarea-horizontal-align="center" draw:textarea-vertical-align="middle" draw:shadow-opacity="20%"/>
    </style:style>
    <style:style style:name="gr49" style:family="graphic" style:parent-style-name="standard">
      <style:graphic-properties draw:stroke="none" draw:fill="gradient" draw:fill-color="#000000" draw:fill-gradient-name="Gradient_20_1" draw:textarea-horizontal-align="center" draw:textarea-vertical-align="middle"/>
    </style:style>
    <style:style style:name="gr50" style:family="graphic" style:parent-style-name="standard">
      <style:graphic-properties draw:stroke="solid" svg:stroke-width="0.05cm" svg:stroke-color="#c0c0c0" draw:marker-start-width="0.275cm" draw:marker-end-width="0.275cm" draw:fill="none" draw:fill-color="#000000" draw:fill-gradient-name="Gradient_20_1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5cm" svg:x="13.875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cm" svg:height="5cm" svg:x="20.875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5cm" svg:x="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49cm" svg:height="0.749cm" svg:x="2.7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49cm" svg:height="0.75cm" svg:x="2.7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499cm" svg:height="0.999cm" draw:transform="rotate (-1.57079632679579) translate (4.74906273431598cm 0.999999999999405cm)" svg:viewBox="0 0 1500 1000" svg:d="m1500-9498c0 1000-1500 1000-1500 1000 0 0 750 0 750-1000z">
          <text:p/>
        </draw:path>
        <draw:path draw:style-name="gr6" draw:text-style-name="P1" draw:layer="layout" svg:width="0.996cm" svg:height="1.518cm" draw:transform="skewX (0.0160570291183448) rotate (-3.12152136719246) translate (5.74881364914504cm 2.49962507661663cm)" svg:viewBox="0 0 997 1519" svg:d="m997-4459c-1000-20-997-770-997-770 0 0-6 1499 994 1519z">
          <text:p/>
        </draw:path>
        <draw:path draw:style-name="gr7" draw:text-style-name="P1" draw:layer="layout" svg:width="-0.999cm" svg:height="-1.499cm" svg:x="4.749cm" svg:y="3.999cm" svg:viewBox="0 0 -1000 -1500" svg:d="m0-6499c1000 0 1000-1500 1000-1500 0 0 0 750-1000 750z">
          <text:p/>
        </draw:path>
        <draw:path draw:style-name="gr7" draw:text-style-name="P1" draw:layer="layout" svg:width="0.99cm" svg:height="0.776cm" draw:transform="skewX (0.0146607657167496) rotate (0.027052603405907) translate (4.74852748474861cm 3.25020193656437cm)" svg:viewBox="0 0 991 777" svg:d="m0 7505c1000 0 991 26 991 26 0 0 9-776-990-776z">
          <text:p/>
        </draw:path>
        <draw:path draw:style-name="gr8" draw:text-style-name="P1" draw:layer="layout" svg:width="1.499cm" svg:height="1.499cm" draw:transform="rotate (1.5707963267946) translate (1cm 3.99925018745314cm)" svg:viewBox="0 0 1500 1500" svg:d="m1500 2000c0 1500-750 1500-750 1500 0 0-750 0-750-1500 0 1000 750 1000 750 0z">
          <text:p/>
        </draw:path>
        <draw:path draw:style-name="gr8" draw:text-style-name="P1" draw:layer="layout" svg:width="1.496cm" svg:height="1.535cm" draw:transform="skewX (0.0212930168743268) rotate (-3.11698351113727) translate (2.49962530958213cm 2.49962508841291cm)" svg:viewBox="0 0 1497 1536" svg:d="m1497-4334c-1499-37-1497-787-1497-787 0 0-5 1499 1495 1536z">
          <text:p/>
        </draw:path>
        <draw:custom-shape draw:style-name="gr9" draw:text-style-name="P1" draw:layer="layout" svg:width="0.749cm" svg:height="0.749cm" svg:x="9.7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49cm" svg:height="0.75cm" svg:x="9.7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499cm" svg:height="0.999cm" draw:transform="rotate (-1.57079632679579) translate (11.749062734316cm 0.999999999999405cm)" svg:viewBox="0 0 1500 1000" svg:d="m1500-23498c0 1000-1500 1000-1500 1000 0 0 750 0 750-1000z">
          <text:p/>
        </draw:path>
        <draw:path draw:style-name="gr11" draw:text-style-name="P1" draw:layer="layout" svg:width="0.996cm" svg:height="1.518cm" draw:transform="skewX (0.0160570291183448) rotate (-3.12152136719246) translate (12.748813649145cm 2.49962507661663cm)" svg:viewBox="0 0 997 1519" svg:d="m997-4740c-1000-20-997-770-997-770 0 0-6 1499 994 1519z">
          <text:p/>
        </draw:path>
        <draw:path draw:style-name="gr12" draw:text-style-name="P1" draw:layer="layout" svg:width="-0.999cm" svg:height="-1.499cm" svg:x="11.749cm" svg:y="3.999cm" svg:viewBox="0 0 -1000 -1500" svg:d="m0-6499c1000 0 1000-1500 1000-1500 0 0 0 750-1000 750z">
          <text:p/>
        </draw:path>
        <draw:path draw:style-name="gr12" draw:text-style-name="P1" draw:layer="layout" svg:width="0.99cm" svg:height="0.776cm" draw:transform="skewX (0.0146607657167496) rotate (0.027052603405907) translate (11.7485274847486cm 3.25020193656437cm)" svg:viewBox="0 0 991 777" svg:d="m0 7883c1000 1 991 27 991 27 0 0 9-776-990-776z">
          <text:p/>
        </draw:path>
        <draw:path draw:style-name="gr13" draw:text-style-name="P1" draw:layer="layout" svg:width="1.499cm" svg:height="1.499cm" draw:transform="rotate (1.5707963267946) translate (8cm 3.99925018745314cm)" svg:viewBox="0 0 1500 1500" svg:d="m1500 16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9.49962530958213cm 2.49962508841291cm)" svg:viewBox="0 0 1497 1536" svg:d="m1497-4679c-1499-37-1497-786-1497-786 0 0-5 1499 1495 1536z">
          <text:p/>
        </draw:path>
        <draw:custom-shape draw:style-name="gr10" draw:text-style-name="P1" draw:layer="layout" svg:width="0.749cm" svg:height="0.749cm" svg:x="16.7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49cm" svg:height="0.75cm" svg:x="16.7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499cm" svg:height="0.999cm" draw:transform="rotate (-1.57079632679579) translate (18.749062734316cm 0.999999999999406cm)" svg:viewBox="0 0 1500 1000" svg:d="m1500-37498c0 1000-1500 1000-1500 1000 0 0 750 0 750-1000z">
          <text:p/>
        </draw:path>
        <draw:path draw:style-name="gr15" draw:text-style-name="P1" draw:layer="layout" svg:width="0.996cm" svg:height="1.518cm" draw:transform="skewX (0.0160570291183448) rotate (-3.12152136719246) translate (19.748813649145cm 2.49962507661663cm)" svg:viewBox="0 0 997 1519" svg:d="m997-5021c-1000-20-997-770-997-770 0 0-6 1499 994 1519z">
          <text:p/>
        </draw:path>
        <draw:path draw:style-name="gr11" draw:text-style-name="P1" draw:layer="layout" svg:width="-0.999cm" svg:height="-1.499cm" svg:x="18.749cm" svg:y="3.999cm" svg:viewBox="0 0 -1000 -1500" svg:d="m0-6499c1000 0 1000-1500 1000-1500 0 0 0 750-1000 750z">
          <text:p/>
        </draw:path>
        <draw:path draw:style-name="gr11" draw:text-style-name="P1" draw:layer="layout" svg:width="0.99cm" svg:height="0.776cm" draw:transform="skewX (0.0146607657167496) rotate (0.027052603405907) translate (18.7485274847486cm 3.25020193656437cm)" svg:viewBox="0 0 991 777" svg:d="m0 8262c1000 1 991 27 991 27 0 0 9-776-990-777z">
          <text:p/>
        </draw:path>
        <draw:path draw:style-name="gr13" draw:text-style-name="P1" draw:layer="layout" svg:width="1.499cm" svg:height="1.499cm" draw:transform="rotate (1.5707963267946) translate (15cm 3.99925018745314cm)" svg:viewBox="0 0 1500 1500" svg:d="m1500 30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16.4996253095821cm 2.49962508841291cm)" svg:viewBox="0 0 1497 1536" svg:d="m1497-5023c-1499-37-1497-787-1497-787 0 0-5 1499 1495 1536z">
          <text:p/>
        </draw:path>
        <draw:custom-shape draw:style-name="gr16" draw:text-style-name="P1" draw:layer="layout" svg:width="0.749cm" svg:height="0.749cm" svg:x="23.7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749cm" svg:height="0.75cm" svg:x="23.7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" draw:layer="layout" svg:width="1.499cm" svg:height="0.999cm" draw:transform="rotate (-1.57079632679579) translate (25.749062734316cm 0.999999999999406cm)" svg:viewBox="0 0 1500 1000" svg:d="m1500-51498c0 1000-1500 1000-1500 1000 0 0 750 0 750-1000z">
          <text:p/>
        </draw:path>
        <draw:path draw:style-name="gr18" draw:text-style-name="P1" draw:layer="layout" svg:width="0.996cm" svg:height="1.518cm" draw:transform="skewX (0.0160570291183448) rotate (-3.12152136719246) translate (26.748813649145cm 2.49962507661663cm)" svg:viewBox="0 0 997 1519" svg:d="m997-5302c-1000-20-997-770-997-770 0 0-6 1499 994 1519z">
          <text:p/>
        </draw:path>
        <draw:path draw:style-name="gr19" draw:text-style-name="P1" draw:layer="layout" svg:width="-0.999cm" svg:height="-1.499cm" svg:x="25.749cm" svg:y="3.999cm" svg:viewBox="0 0 -1000 -1500" svg:d="m0-6499c1000 0 1000-1500 1000-1500 0 0 0 750-1000 750z">
          <text:p/>
        </draw:path>
        <draw:path draw:style-name="gr19" draw:text-style-name="P1" draw:layer="layout" svg:width="0.99cm" svg:height="0.776cm" draw:transform="skewX (0.0146607657167496) rotate (0.027052603405907) translate (25.7485274847486cm 3.25020193656437cm)" svg:viewBox="0 0 991 777" svg:d="m0 8641c1000 0 991 27 991 27 0 0 9-777-990-777z">
          <text:p/>
        </draw:path>
        <draw:path draw:style-name="gr13" draw:text-style-name="P1" draw:layer="layout" svg:width="1.499cm" svg:height="1.499cm" draw:transform="rotate (1.5707963267946) translate (22cm 3.99925018745314cm)" svg:viewBox="0 0 1500 1500" svg:d="m1500 44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23.4996253095821cm 2.49962508841291cm)" svg:viewBox="0 0 1497 1536" svg:d="m1497-5368c-1499-37-1497-786-1497-786 0 0-5 1499 1495 1536z">
          <text:p/>
        </draw:path>
        <draw:custom-shape draw:style-name="gr20" draw:text-style-name="P1" draw:layer="layout" svg:width="0.749cm" svg:height="0.749cm" svg:x="2.75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749cm" svg:height="0.75cm" svg:x="2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499cm" svg:height="0.999cm" draw:transform="rotate (-1.57079632679579) translate (4.74906273431597cm 5.99999999999941cm)" svg:viewBox="0 0 1500 1000" svg:d="m1500-9498c0 1000-1500 1000-1500 1000 0 0 750 0 750-1000z">
          <text:p/>
        </draw:path>
        <draw:path draw:style-name="gr22" draw:text-style-name="P1" draw:layer="layout" svg:width="0.996cm" svg:height="1.518cm" draw:transform="skewX (0.0160570291183448) rotate (-3.12152136719246) translate (5.74881364914504cm 7.49962507661663cm)" svg:viewBox="0 0 997 1519" svg:d="m997-14457c-1000-20-997-770-997-770 0 0-6 1499 994 1519z">
          <text:p/>
        </draw:path>
        <draw:path draw:style-name="gr23" draw:text-style-name="P1" draw:layer="layout" svg:width="-0.999cm" svg:height="-1.499cm" svg:x="4.749cm" svg:y="8.999cm" svg:viewBox="0 0 -1000 -1500" svg:d="m0-16499c1000 0 1000-1500 1000-1500 0 0 0 750-1000 750z">
          <text:p/>
        </draw:path>
        <draw:path draw:style-name="gr23" draw:text-style-name="P1" draw:layer="layout" svg:width="0.99cm" svg:height="0.776cm" draw:transform="skewX (0.0146607657167496) rotate (0.027052603405907) translate (4.74852748474861cm 8.25020193656437cm)" svg:viewBox="0 0 991 777" svg:d="m0 17501c1000 1 991 27 991 27 0 0 9-776-990-777z">
          <text:p/>
        </draw:path>
        <draw:path draw:style-name="gr13" draw:text-style-name="P1" draw:layer="layout" svg:width="1.499cm" svg:height="1.499cm" draw:transform="rotate (1.5707963267946) translate (1cm 8.99925018745314cm)" svg:viewBox="0 0 1500 1500" svg:d="m1500 2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2.49962530958213cm 7.49962508841291cm)" svg:viewBox="0 0 1497 1536" svg:d="m1497-14331c-1499-37-1497-787-1497-787 0 0-5 1499 1495 1536z">
          <text:p/>
        </draw:path>
        <draw:custom-shape draw:style-name="gr24" draw:text-style-name="P1" draw:layer="layout" svg:width="0.749cm" svg:height="0.749cm" svg:x="9.75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49cm" svg:height="0.75cm" svg:x="9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499cm" svg:height="0.999cm" draw:transform="rotate (-1.57079632679579) translate (11.749062734316cm 5.99999999999941cm)" svg:viewBox="0 0 1500 1000" svg:d="m1500-23498c0 1000-1500 1000-1500 1000 0 0 750 0 750-1000z">
          <text:p/>
        </draw:path>
        <draw:path draw:style-name="gr11" draw:text-style-name="P1" draw:layer="layout" svg:width="0.996cm" svg:height="1.518cm" draw:transform="skewX (0.0160570291183448) rotate (-3.12152136719246) translate (12.748813649145cm 7.49962507661663cm)" svg:viewBox="0 0 997 1519" svg:d="m997-14738c-1000-20-997-770-997-770 0 0-6 1499 994 1519z">
          <text:p/>
        </draw:path>
        <draw:path draw:style-name="gr25" draw:text-style-name="P1" draw:layer="layout" svg:width="-0.999cm" svg:height="-1.499cm" svg:x="11.749cm" svg:y="8.999cm" svg:viewBox="0 0 -1000 -1500" svg:d="m0-16499c1000 0 1000-1500 1000-1500 0 0 0 750-1000 750z">
          <text:p/>
        </draw:path>
        <draw:path draw:style-name="gr25" draw:text-style-name="P1" draw:layer="layout" svg:width="0.99cm" svg:height="0.776cm" draw:transform="skewX (0.0146607657167496) rotate (0.027052603405907) translate (11.7485274847486cm 8.25020193656437cm)" svg:viewBox="0 0 991 777" svg:d="m0 17880c1000 0 991 27 991 27 0 0 9-777-990-777z">
          <text:p/>
        </draw:path>
        <draw:path draw:style-name="gr13" draw:text-style-name="P1" draw:layer="layout" svg:width="1.499cm" svg:height="1.499cm" draw:transform="rotate (1.5707963267946) translate (8cm 8.99925018745314cm)" svg:viewBox="0 0 1500 1500" svg:d="m1500 16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9.49962530958213cm 7.49962508841291cm)" svg:viewBox="0 0 1497 1536" svg:d="m1497-14676c-1499-37-1497-786-1497-786 0 0-5 1499 1495 1536z">
          <text:p/>
        </draw:path>
        <draw:custom-shape draw:style-name="gr9" draw:text-style-name="P1" draw:layer="layout" svg:width="0.749cm" svg:height="0.749cm" svg:x="16.75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49cm" svg:height="0.75cm" svg:x="16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.499cm" svg:height="0.999cm" draw:transform="rotate (-1.57079632679579) translate (18.749062734316cm 5.99999999999941cm)" svg:viewBox="0 0 1500 1000" svg:d="m1500-37498c0 1000-1500 1000-1500 1000 0 0 750 0 750-1000z">
          <text:p/>
        </draw:path>
        <draw:path draw:style-name="gr27" draw:text-style-name="P1" draw:layer="layout" svg:width="0.996cm" svg:height="1.518cm" draw:transform="skewX (0.0160570291183448) rotate (-3.12152136719246) translate (19.748813649145cm 7.49962507661662cm)" svg:viewBox="0 0 997 1519" svg:d="m997-15019c-1000-20-997-770-997-770 0 0-6 1499 994 1519z">
          <text:p/>
        </draw:path>
        <draw:path draw:style-name="gr12" draw:text-style-name="P1" draw:layer="layout" svg:width="-0.999cm" svg:height="-1.499cm" svg:x="18.749cm" svg:y="8.999cm" svg:viewBox="0 0 -1000 -1500" svg:d="m0-16499c1000 0 1000-1500 1000-1500 0 0 0 750-1000 750z">
          <text:p/>
        </draw:path>
        <draw:path draw:style-name="gr12" draw:text-style-name="P1" draw:layer="layout" svg:width="0.99cm" svg:height="0.776cm" draw:transform="skewX (0.0146607657167496) rotate (0.027052603405907) translate (18.7485274847486cm 8.25020193656437cm)" svg:viewBox="0 0 991 777" svg:d="m0 18258c1000 1 991 27 991 27 0 0 9-776-990-776z">
          <text:p/>
        </draw:path>
        <draw:path draw:style-name="gr13" draw:text-style-name="P1" draw:layer="layout" svg:width="1.499cm" svg:height="1.499cm" draw:transform="rotate (1.5707963267946) translate (15cm 8.99925018745314cm)" svg:viewBox="0 0 1500 1500" svg:d="m1500 30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16.4996253095821cm 7.49962508841291cm)" svg:viewBox="0 0 1497 1536" svg:d="m1497-15020c-1499-37-1497-787-1497-787 0 0-5 1499 1495 1536z">
          <text:p/>
        </draw:path>
        <draw:custom-shape draw:style-name="gr28" draw:text-style-name="P1" draw:layer="layout" svg:width="0.749cm" svg:height="0.749cm" svg:x="23.75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49cm" svg:height="0.75cm" svg:x="23.7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499cm" svg:height="0.999cm" draw:transform="rotate (-1.57079632679579) translate (25.749062734316cm 5.99999999999941cm)" svg:viewBox="0 0 1500 1000" svg:d="m1500-51498c0 1000-1500 1000-1500 1000 0 0 750 0 750-1000z">
          <text:p/>
        </draw:path>
        <draw:path draw:style-name="gr11" draw:text-style-name="P1" draw:layer="layout" svg:width="0.996cm" svg:height="1.518cm" draw:transform="skewX (0.0160570291183448) rotate (-3.12152136719246) translate (26.748813649145cm 7.49962507661662cm)" svg:viewBox="0 0 997 1519" svg:d="m997-15300c-1000-20-997-770-997-770 0 0-6 1499 994 1519z">
          <text:p/>
        </draw:path>
        <draw:path draw:style-name="gr12" draw:text-style-name="P1" draw:layer="layout" svg:width="-0.999cm" svg:height="-1.499cm" svg:x="25.749cm" svg:y="8.999cm" svg:viewBox="0 0 -1000 -1500" svg:d="m0-16499c1000 0 1000-1500 1000-1500 0 0 0 750-1000 750z">
          <text:p/>
        </draw:path>
        <draw:path draw:style-name="gr12" draw:text-style-name="P1" draw:layer="layout" svg:width="0.99cm" svg:height="0.776cm" draw:transform="skewX (0.0146607657167496) rotate (0.027052603405907) translate (25.7485274847486cm 8.25020193656437cm)" svg:viewBox="0 0 991 777" svg:d="m0 18637c1000 1 991 27 991 27 0 0 9-776-990-777z">
          <text:p/>
        </draw:path>
        <draw:path draw:style-name="gr13" draw:text-style-name="P1" draw:layer="layout" svg:width="1.499cm" svg:height="1.499cm" draw:transform="rotate (1.5707963267946) translate (22cm 8.99925018745314cm)" svg:viewBox="0 0 1500 1500" svg:d="m1500 44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23.4996253095821cm 7.49962508841291cm)" svg:viewBox="0 0 1497 1536" svg:d="m1497-15365c-1499-37-1497-786-1497-786 0 0-5 1499 1495 1536z">
          <text:p/>
        </draw:path>
        <draw:custom-shape draw:style-name="gr14" draw:text-style-name="P1" draw:layer="layout" svg:width="0.749cm" svg:height="0.749cm" svg:x="2.75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49cm" svg:height="0.75cm" svg:x="2.7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1.499cm" svg:height="0.999cm" draw:transform="rotate (-1.57079632679579) translate (4.74906273431597cm 10.9999999999994cm)" svg:viewBox="0 0 1500 1000" svg:d="m1500-9498c0 1000-1500 1000-1500 1000 0 0 750 0 750-1000z">
          <text:p/>
        </draw:path>
        <draw:path draw:style-name="gr30" draw:text-style-name="P1" draw:layer="layout" svg:width="0.996cm" svg:height="1.518cm" draw:transform="skewX (0.0160570291183448) rotate (-3.12152136719246) translate (5.74881364914504cm 12.4996250766166cm)" svg:viewBox="0 0 997 1519" svg:d="m997-24455c-1000-20-997-770-997-770 0 0-6 1499 994 1519z">
          <text:p/>
        </draw:path>
        <draw:path draw:style-name="gr15" draw:text-style-name="P1" draw:layer="layout" svg:width="-0.999cm" svg:height="-1.499cm" svg:x="4.749cm" svg:y="13.999cm" svg:viewBox="0 0 -1000 -1500" svg:d="m0-26499c1000 0 1000-1500 1000-1500 0 0 0 750-1000 750z">
          <text:p/>
        </draw:path>
        <draw:path draw:style-name="gr15" draw:text-style-name="P1" draw:layer="layout" svg:width="0.99cm" svg:height="0.776cm" draw:transform="skewX (0.0146607657167496) rotate (0.027052603405907) translate (4.74852748474861cm 13.2502019365644cm)" svg:viewBox="0 0 991 777" svg:d="m0 27497c1000 1 991 27 991 27 0 0 9-776-990-776z">
          <text:p/>
        </draw:path>
        <draw:path draw:style-name="gr13" draw:text-style-name="P1" draw:layer="layout" svg:width="1.499cm" svg:height="1.499cm" draw:transform="rotate (1.5707963267946) translate (1cm 13.9992501874531cm)" svg:viewBox="0 0 1500 1500" svg:d="m1500 2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2.49962530958213cm 12.4996250884129cm)" svg:viewBox="0 0 1497 1536" svg:d="m1497-24328c-1499-37-1497-787-1497-787 0 0-5 1499 1495 1536z">
          <text:p/>
        </draw:path>
        <draw:g>
          <draw:custom-shape draw:style-name="gr31" draw:text-style-name="P2" draw:layer="layout" svg:width="0.749cm" svg:height="0.749cm" svg:x="23.125cm" svg:y="17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" draw:layer="layout" svg:width="0.749cm" svg:height="0.75cm" svg:x="23.125cm" svg:y="1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text-style-name="P2" draw:layer="layout" svg:width="1.499cm" svg:height="0.999cm" draw:transform="rotate (-1.57079632679579) translate (25.124062734316cm 16.1009999999994cm)" svg:viewBox="0 0 1500 1000" svg:d="m1500-50248c0 1000-1500 1000-1500 1000 0 0 750 0 750-1000z">
            <text:p/>
          </draw:path>
          <draw:path draw:style-name="gr34" draw:text-style-name="P2" draw:layer="layout" svg:width="0.996cm" svg:height="1.518cm" draw:transform="skewX (0.0160570291183448) rotate (-3.12152136719246) translate (26.123813649145cm 17.6006250766166cm)" svg:viewBox="0 0 997 1519" svg:d="m997-35473c-1000-20-997-770-997-770 0 0-6 1500 994 1520z">
            <text:p/>
          </draw:path>
          <draw:path draw:style-name="gr35" draw:text-style-name="P2" draw:layer="layout" svg:width="-0.999cm" svg:height="-1.499cm" svg:x="25.124cm" svg:y="19.1cm" svg:viewBox="0 0 -1000 -1500" svg:d="m0-36701c1000 0 1000-1500 1000-1500 0 0 0 750-1000 750z">
            <text:p/>
          </draw:path>
          <draw:path draw:style-name="gr36" draw:text-style-name="P2" draw:layer="layout" svg:width="0.99cm" svg:height="0.776cm" draw:transform="skewX (0.0146607657167496) rotate (0.027052603405907) translate (25.1235274847486cm 18.3512019365644cm)" svg:viewBox="0 0 991 777" svg:d="m0 38798c1000 0 991 27 991 27 0 0 9-776-990-777z">
            <text:p/>
          </draw:path>
          <draw:path draw:style-name="gr37" draw:text-style-name="P2" draw:layer="layout" svg:width="1.499cm" svg:height="1.499cm" draw:transform="rotate (1.5707963267946) translate (21.375cm 19.1002501874531cm)" svg:viewBox="0 0 1500 1500" svg:d="m1500 42750c0 1500-750 1500-750 1500 0 0-750 0-750-1500 0 1000 750 1000 750 0z">
            <text:p/>
          </draw:path>
          <draw:path draw:style-name="gr38" draw:text-style-name="P2" draw:layer="layout" svg:width="1.496cm" svg:height="1.535cm" draw:transform="skewX (0.0212930168743268) rotate (-3.11698351113727) translate (22.8746253095821cm 17.6006250884129cm)" svg:viewBox="0 0 1497 1536" svg:d="m1497-35530c-1499-37-1497-786-1497-786 0 0-5 1499 1495 1536z">
            <text:p/>
          </draw:path>
        </draw:g>
        <draw:custom-shape draw:style-name="gr39" draw:text-style-name="P1" draw:layer="layout" svg:width="0.749cm" svg:height="0.749cm" svg:x="9.75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49cm" svg:height="0.75cm" svg:x="9.7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" draw:layer="layout" svg:width="1.499cm" svg:height="0.999cm" draw:transform="rotate (-1.57079632679579) translate (11.749062734316cm 10.9999999999994cm)" svg:viewBox="0 0 1500 1000" svg:d="m1500-23498c0 1000-1500 1000-1500 1000 0 0 750 0 750-1000z">
          <text:p/>
        </draw:path>
        <draw:path draw:style-name="gr41" draw:text-style-name="P1" draw:layer="layout" svg:width="0.996cm" svg:height="1.518cm" draw:transform="skewX (0.0160570291183448) rotate (-3.12152136719246) translate (12.748813649145cm 12.4996250766166cm)" svg:viewBox="0 0 997 1519" svg:d="m997-24736c-1000-20-997-770-997-770 0 0-6 1499 994 1519z">
          <text:p/>
        </draw:path>
        <draw:path draw:style-name="gr42" draw:text-style-name="P1" draw:layer="layout" svg:width="-0.999cm" svg:height="-1.499cm" svg:x="11.749cm" svg:y="13.999cm" svg:viewBox="0 0 -1000 -1500" svg:d="m0-26499c1000 0 1000-1500 1000-1500 0 0 0 750-1000 750z">
          <text:p/>
        </draw:path>
        <draw:path draw:style-name="gr42" draw:text-style-name="P1" draw:layer="layout" svg:width="0.99cm" svg:height="0.776cm" draw:transform="skewX (0.0146607657167496) rotate (0.027052603405907) translate (11.7485274847486cm 13.2502019365644cm)" svg:viewBox="0 0 991 777" svg:d="m0 27876c1000 1 991 27 991 27 0 0 9-776-990-777z">
          <text:p/>
        </draw:path>
        <draw:path draw:style-name="gr13" draw:text-style-name="P1" draw:layer="layout" svg:width="1.499cm" svg:height="1.499cm" draw:transform="rotate (1.5707963267946) translate (8cm 13.9992501874531cm)" svg:viewBox="0 0 1500 1500" svg:d="m1500 16000c0 1500-750 1500-750 1500 0 0-750 0-750-1500 0 1000 750 1000 750 0z">
          <text:p/>
        </draw:path>
        <draw:path draw:style-name="gr13" draw:text-style-name="P1" draw:layer="layout" svg:width="1.496cm" svg:height="1.535cm" draw:transform="skewX (0.0212930168743268) rotate (-3.11698351113727) translate (9.49962530958213cm 12.4996250884129cm)" svg:viewBox="0 0 1497 1536" svg:d="m1497-24673c-1499-37-1497-786-1497-786 0 0-5 1499 1495 1536z">
          <text:p/>
        </draw:path>
        <draw:custom-shape draw:style-name="gr43" draw:text-style-name="P1" draw:layer="layout" svg:width="0.749cm" svg:height="0.749cm" svg:x="16.125cm" svg:y="1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749cm" svg:height="0.75cm" svg:x="16.125cm" svg:y="1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5" draw:text-style-name="P1" draw:layer="layout" svg:width="1.499cm" svg:height="0.999cm" draw:transform="rotate (-1.57079632679579) translate (18.124062734316cm 16.1009999999994cm)" svg:viewBox="0 0 1500 1000" svg:d="m1500-36248c0 1000-1500 1000-1500 1000 0 0 750 0 750-1000z">
          <text:p/>
        </draw:path>
        <draw:path draw:style-name="gr45" draw:text-style-name="P1" draw:layer="layout" svg:width="0.996cm" svg:height="1.518cm" draw:transform="skewX (0.0160570291183448) rotate (-3.12152136719246) translate (19.123813649145cm 17.6006250766166cm)" svg:viewBox="0 0 997 1519" svg:d="m997-35192c-1000-20-997-770-997-770 0 0-6 1500 994 1520z">
          <text:p/>
        </draw:path>
        <draw:path draw:style-name="gr46" draw:text-style-name="P1" draw:layer="layout" svg:width="-0.999cm" svg:height="-1.499cm" svg:x="18.124cm" svg:y="19.1cm" svg:viewBox="0 0 -1000 -1500" svg:d="m0-36701c1000 0 1000-1500 1000-1500 0 0 0 750-1000 750z">
          <text:p/>
        </draw:path>
        <draw:path draw:style-name="gr46" draw:text-style-name="P1" draw:layer="layout" svg:width="0.99cm" svg:height="0.776cm" draw:transform="skewX (0.0146607657167496) rotate (0.027052603405907) translate (18.1235274847486cm 18.3512019365644cm)" svg:viewBox="0 0 991 777" svg:d="m0 38419c1000 1 991 27 991 27 0 0 9-776-990-777z">
          <text:p/>
        </draw:path>
        <draw:path draw:style-name="gr47" draw:text-style-name="P1" draw:layer="layout" svg:width="1.499cm" svg:height="1.499cm" draw:transform="rotate (1.5707963267946) translate (14.375cm 19.1002501874531cm)" svg:viewBox="0 0 1500 1500" svg:d="m1500 28750c0 1500-750 1500-750 1500 0 0-750 0-750-1500 0 1000 750 1000 750 0z">
          <text:p/>
        </draw:path>
        <draw:path draw:style-name="gr47" draw:text-style-name="P1" draw:layer="layout" svg:width="1.496cm" svg:height="1.535cm" draw:transform="skewX (0.0212930168743268) rotate (-3.11698351113727) translate (15.8746253095821cm 17.6006250884129cm)" svg:viewBox="0 0 1497 1536" svg:d="m1497-35185c-1499-37-1497-787-1497-787 0 0-5 1499 1495 1536z">
          <text:p/>
        </draw:path>
        <draw:path draw:style-name="gr48" draw:text-style-name="P1" draw:layer="layout" svg:width="5.5cm" svg:height="3.999cm" draw:transform="rotate (3.1415926535892) translate (6.50000000000237cm 19.9999999999994cm)" svg:viewBox="0 0 5501 4000" svg:d="m5501-39000c0-500-203-1000-1000-1000h-3500c-754 0-1014 488-1000 1000l-1 3000c1500-1000 4000-3000 5500-2000z">
          <text:p/>
        </draw:path>
        <draw:path draw:style-name="gr49" draw:text-style-name="P1" draw:layer="layout" svg:width="3.999cm" svg:height="1.874cm" draw:transform="rotate (3.1415926535892) translate (25.0000000000005cm 13.8749999999988cm)" svg:viewBox="0 0 4000 1875" svg:d="m4000-26875c0 625 0 1000-1000 1000h-2000c-1000 0-1000-375-1000-1000v-500c1000-500 3000-500 4000 0z">
          <text:p/>
        </draw:path>
        <draw:custom-shape draw:style-name="gr50" draw:text-style-name="P1" draw:layer="layout" svg:width="5.5cm" svg:height="5cm" svg:x="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49cm" svg:height="0.749cm" svg:x="3.2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49cm" svg:height="0.75cm" svg:x="3.25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499cm" svg:height="0.999cm" draw:transform="rotate (-1.57079632679579) translate (5.24906273431598cm 15.9999999999994cm)" svg:viewBox="0 0 1500 1000" svg:d="m1500-10498c0 1000-1500 1000-1500 1000 0 0 750 0 750-1000z">
          <text:p/>
        </draw:path>
        <draw:path draw:style-name="gr11" draw:text-style-name="P1" draw:layer="layout" svg:width="0.996cm" svg:height="1.518cm" draw:transform="skewX (0.0160570291183448) rotate (-3.12152136719246) translate (6.24881364914504cm 17.4996250766166cm)" svg:viewBox="0 0 997 1519" svg:d="m997-34473c-1000-20-997-770-997-770 0 0-6 1499 994 1519z">
          <text:p/>
        </draw:path>
        <draw:path draw:style-name="gr12" draw:text-style-name="P1" draw:layer="layout" svg:width="-0.999cm" svg:height="-1.499cm" svg:x="5.249cm" svg:y="18.999cm" svg:viewBox="0 0 -1000 -1500" svg:d="m0-36499c1000 0 1000-1500 1000-1500 0 0 0 750-1000 750z">
          <text:p/>
        </draw:path>
        <draw:path draw:style-name="gr12" draw:text-style-name="P1" draw:layer="layout" svg:width="0.99cm" svg:height="0.776cm" draw:transform="skewX (0.0146607657167496) rotate (0.027052603405907) translate (5.24852748474861cm 18.2502019365644cm)" svg:viewBox="0 0 991 777" svg:d="m0 37521c1000 0 991 27 991 27 0 0 9-777-990-777z">
          <text:p/>
        </draw:path>
        <draw:path draw:style-name="gr51" draw:text-style-name="P1" draw:layer="layout" svg:width="1.499cm" svg:height="1.499cm" draw:transform="rotate (1.5707963267946) translate (1.5cm 18.9992501874531cm)" svg:viewBox="0 0 1500 1500" svg:d="m1500 3000c0 1500-750 1500-750 1500 0 0-750 0-750-1500 0 1000 750 1000 750 0z">
          <text:p/>
        </draw:path>
        <draw:path draw:style-name="gr51" draw:text-style-name="P1" draw:layer="layout" svg:width="1.496cm" svg:height="1.535cm" draw:transform="skewX (0.0212930168743268) rotate (-3.11698351113727) translate (2.99962530958212cm 17.4996250884129cm)" svg:viewBox="0 0 1497 1536" svg:d="m1497-34350c-1499-37-1497-786-1497-786 0 0-5 1499 1495 1536z">
          <text:p/>
        </draw:path>
        <draw:custom-shape draw:style-name="gr3" draw:text-style-name="P1" draw:layer="layout" svg:width="5.5cm" svg:height="5cm" svg:x="7.5cm" svg:y="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8" draw:text-style-name="P1" draw:layer="layout" svg:width="5.5cm" svg:height="3.999cm" draw:transform="rotate (3.1415926535892) translate (13.0000000000024cm 19.9999999999994cm)" svg:viewBox="0 0 5501 4000" svg:d="m5501-39000c0-500-203-1000-1000-1000h-3500c-754 0-1014 488-1000 1000l-1 3000c1500-1000 4000-3000 5500-2000z">
          <text:p/>
        </draw:path>
        <draw:custom-shape draw:style-name="gr50" draw:text-style-name="P1" draw:layer="layout" svg:width="5.5cm" svg:height="5cm" svg:x="7.5cm" svg:y="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49cm" svg:height="0.749cm" svg:x="9.7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49cm" svg:height="0.75cm" svg:x="9.75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499cm" svg:height="0.999cm" draw:transform="rotate (-1.57079632679579) translate (11.749062734316cm 15.9999999999994cm)" svg:viewBox="0 0 1500 1000" svg:d="m1500-23498c0 1000-1500 1000-1500 1000 0 0 750 0 750-1000z">
          <text:p/>
        </draw:path>
        <draw:path draw:style-name="gr11" draw:text-style-name="P1" draw:layer="layout" svg:width="0.996cm" svg:height="1.518cm" draw:transform="skewX (0.0160570291183448) rotate (-3.12152136719246) translate (12.748813649145cm 17.4996250766166cm)" svg:viewBox="0 0 997 1519" svg:d="m997-34734c-1000-20-997-770-997-770 0 0-6 1499 994 1519z">
          <text:p/>
        </draw:path>
        <draw:path draw:style-name="gr12" draw:text-style-name="P1" draw:layer="layout" svg:width="-0.999cm" svg:height="-1.499cm" svg:x="11.749cm" svg:y="18.999cm" svg:viewBox="0 0 -1000 -1500" svg:d="m0-36499c1000 0 1000-1500 1000-1500 0 0 0 750-1000 750z">
          <text:p/>
        </draw:path>
        <draw:path draw:style-name="gr12" draw:text-style-name="P1" draw:layer="layout" svg:width="0.99cm" svg:height="0.776cm" draw:transform="skewX (0.0146607657167496) rotate (0.027052603405907) translate (11.7485274847486cm 18.2502019365644cm)" svg:viewBox="0 0 991 777" svg:d="m0 37872c1000 1 991 27 991 27 0 0 9-776-990-776z">
          <text:p/>
        </draw:path>
        <draw:path draw:style-name="gr51" draw:text-style-name="P1" draw:layer="layout" svg:width="1.499cm" svg:height="1.499cm" draw:transform="rotate (1.5707963267946) translate (8cm 18.9992501874531cm)" svg:viewBox="0 0 1500 1500" svg:d="m1500 16000c0 1500-750 1500-750 1500 0 0-750 0-750-1500 0 1000 750 1000 750 0z">
          <text:p/>
        </draw:path>
        <draw:path draw:style-name="gr51" draw:text-style-name="P1" draw:layer="layout" svg:width="1.496cm" svg:height="1.535cm" draw:transform="skewX (0.0212930168743268) rotate (-3.11698351113727) translate (9.49962530958213cm 17.4996250884129cm)" svg:viewBox="0 0 1497 1536" svg:d="m1497-34670c-1499-37-1497-786-1497-786 0 0-5 1499 1495 15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00dc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markov" xlink:href="Pictures/10000000000001C50000029E9D245397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1T17:26:26</meta:creation-date>
    <dc:date>2010-10-22T15:23:20</dc:date>
    <dc:creator>Adrien-INRIA </dc:creator>
    <meta:editing-duration>PT05H19M46S</meta:editing-duration>
    <meta:editing-cycles>3</meta:editing-cycles>
    <meta:generator>OpenOffice.org/3.2$Linux OpenOffice.org_project/320m12$Build-9483</meta:generator>
    <meta:document-statistic meta:object-count="122"/>
  </office:meta>
</office:document-meta>
</file>